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6B0000006BD16AC66B43BABADE.png" manifest:media-type="image/png"/>
  <manifest:file-entry manifest:full-path="Pictures/1000162A00000B0F00000B0F8E96962AA872753E.svg" manifest:media-type="image/svg+xml"/>
  <manifest:file-entry manifest:full-path="Pictures/100002010000006B0000006B307B39D01A942E28.png" manifest:media-type="image/png"/>
  <manifest:file-entry manifest:full-path="Pictures/100003C300000B0F00000B0FCC51AE0330201439.svg" manifest:media-type="image/svg+xml"/>
  <manifest:file-entry manifest:full-path="Pictures/100002010000006B0000006BB89CFB3D7A67A566.png" manifest:media-type="image/png"/>
  <manifest:file-entry manifest:full-path="Pictures/100013FD00000B0F00000B0FF656DF9CD8BF941E.svg" manifest:media-type="image/svg+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vertical-align="middle"/>
    </style:style>
    <style:style style:name="gr2" style:family="graphic" style:parent-style-name="standard">
      <style:graphic-properties draw:textarea-vertical-align="middle"/>
    </style:style>
    <style:style style:name="gr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graphic-properties draw:stroke="none" svg:stroke-color="#000000" draw:fill="none" draw:fill-color="#ffffff" draw:textarea-horizontal-align="left" draw:auto-grow-height="true" draw:auto-grow-width="false" fo:min-height="0.53cm" fo:min-width="2.23cm" draw:shadow="hidden"/>
    </style:style>
    <style:style style:name="gr4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graphic-properties draw:stroke="none" svg:stroke-color="#000000" draw:fill="none" draw:fill-color="#ffffff" draw:textarea-horizontal-align="left" draw:auto-grow-height="true" draw:auto-grow-width="false" fo:min-height="1.059cm" fo:min-width="2.994cm" draw:shadow="hidden"/>
    </style:style>
    <style:style style:name="gr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52cm" fo:min-width="0.3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185cm" draw:marker-start-center="false" draw:marker-end="" draw:marker-end-width="0.185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185cm" draw:marker-start-center="false" draw:marker-end="" draw:marker-end-width="0.185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808080" draw:marker-start="" draw:marker-start-width="0.185cm" draw:marker-start-center="false" draw:marker-end="" draw:marker-end-width="0.185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1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2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graphic-properties draw:stroke="none" svg:stroke-color="#000000" draw:fill="none" draw:fill-color="#ffffff" draw:textarea-horizontal-align="left" draw:auto-grow-height="true" draw:auto-grow-width="false" fo:min-height="1.059cm" fo:min-width="0cm" draw:shadow="hidden"/>
    </style:style>
    <style:style style:name="gr162" style:family="graphic" style:parent-style-name="standard">
      <style:graphic-properties draw:stroke="none" svg:stroke-color="#000000" draw:fill="none" draw:fill-color="#ffffff" draw:textarea-horizontal-align="left" draw:auto-grow-height="true" draw:auto-grow-width="false" fo:min-height="0.53cm" fo:min-width="3.1cm" draw:shadow="hidden"/>
    </style:style>
    <style:style style:name="gr16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graphic-properties draw:fill="none" draw:textarea-vertical-align="middle"/>
    </style:style>
    <style:style style:name="gr177" style:family="graphic" style:parent-style-name="standard">
      <style:graphic-properties draw:stroke="none" svg:stroke-color="#000000" draw:fill="none" draw:fill-color="#ffffff" draw:textarea-horizontal-align="left" draw:auto-grow-height="true" draw:auto-grow-width="false" fo:min-height="0.53cm" fo:min-width="4.701cm" draw:shadow="hidden"/>
    </style:style>
    <style:style style:name="gr178" style:family="graphic" style:parent-style-name="standard">
      <style:graphic-properties draw:textarea-horizontal-align="justify" draw:textarea-vertical-align="middle" draw:auto-grow-height="false" fo:min-height="2.799cm" fo:min-width="4.335cm" fo:wrap-option="no-wrap"/>
    </style:style>
    <style:style style:name="gr179" style:family="graphic" style:parent-style-name="standard">
      <style:graphic-properties draw:stroke="none" svg:stroke-color="#000000" draw:fill="none" draw:fill-color="#ffffff" draw:textarea-horizontal-align="left" draw:auto-grow-height="true" draw:auto-grow-width="false" fo:min-height="0.891cm" fo:min-width="4.701cm" draw:shadow="hidden"/>
    </style:style>
    <style:style style:name="gr180" style:family="graphic" style:parent-style-name="standard">
      <style:graphic-properties draw:stroke="none" svg:stroke-color="#000000" draw:fill="none" draw:fill-color="#ffffff" draw:textarea-horizontal-align="left" draw:auto-grow-height="true" draw:auto-grow-width="false" fo:min-height="0.85cm" fo:min-width="4.701cm" draw:shadow="hidden"/>
    </style:style>
    <style:style style:name="gr181" style:family="graphic" style:parent-style-name="objectwithoutfill">
      <style:graphic-properties svg:stroke-width="0.053cm" svg:stroke-color="#008000" draw:marker-start-width="0.279cm" draw:marker-end-width="0.279cm" draw:fill="none" draw:textarea-vertical-align="middle" fo:padding-top="0.151cm" fo:padding-bottom="0.151cm" fo:padding-left="0.276cm" fo:padding-right="0.276cm"/>
    </style:style>
    <style:style style:name="gr182" style:family="graphic" style:parent-style-name="objectwithoutfill">
      <style:graphic-properties svg:stroke-width="0.053cm" svg:stroke-color="#8b0000" draw:marker-start-width="0.358cm" draw:marker-end-width="0.358cm" draw:fill="none" draw:textarea-vertical-align="middle" fo:padding-top="0.151cm" fo:padding-bottom="0.151cm" fo:padding-left="0.276cm" fo:padding-right="0.276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4" style:family="graphic" style:parent-style-name="objectwithoutfill">
      <style:graphic-properties svg:stroke-width="0.053cm" svg:stroke-color="#008000" draw:marker-start-width="0.358cm" draw:marker-end-width="0.358cm" draw:fill="none" draw:textarea-vertical-align="middle" fo:padding-top="0.151cm" fo:padding-bottom="0.151cm" fo:padding-left="0.276cm" fo:padding-right="0.276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style>
    <style:style style:name="P19"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style:paragraph-properties fo:text-align="center"/>
    </style:style>
    <style:style style:name="P33"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8cm" svg:height="18.7cm" svg:x="6.9cm" svg:y="1.3cm" draw:corner-radius="0.5cm">
          <text:p/>
        </draw:rect>
        <draw:rect draw:style-name="gr2" draw:text-style-name="P2" draw:layer="layout" svg:width="6.3cm" svg:height="3.8cm" svg:x="9.5cm" svg:y="7.2cm" draw:corner-radius="0.5cm">
          <text:p/>
        </draw:rect>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3" draw:text-style-name="P3" draw:layer="layout" svg:width="1.199cm" svg:height="0.749cm" svg:x="12.9cm" svg:y="9.779cm" svg:viewBox="0 0 1200 750" svg:d="M0 750c275 0 1200-288 1200-519s-100-231-200-231c0 173-1000 519-1000 750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4" draw:text-style-name="P4" draw:layer="layout" svg:width="0.999cm" svg:height="0.981cm" svg:x="12.9cm" svg:y="9.548cm" svg:viewBox="0 0 1000 982" draw:points="0,982 0,578 1000,0 1000,404">
              <text:p/>
            </draw:polygon>
            <draw:polygon draw:style-name="gr5" draw:text-style-name="P5" draw:layer="layout" svg:width="2.499cm" svg:height="1.443cm" svg:x="11.4cm" svg:y="8.682cm" svg:viewBox="0 0 2500 1444" draw:points="1500,1444 0,578 1000,0 2500,866">
              <text:p/>
            </draw:polygon>
            <draw:polygon draw:style-name="gr6" draw:text-style-name="P6" draw:layer="layout" svg:width="1.499cm" svg:height="1.269cm" svg:x="11.4cm" svg:y="9.259cm" svg:viewBox="0 0 1500 1270" draw:points="0,404 0,0 1500,866 1500,1270">
              <text:p/>
            </draw:polygon>
            <draw:polygon draw:style-name="gr7" draw:text-style-name="P7" draw:layer="layout" svg:width="2.499cm" svg:height="1.847cm" svg:x="11.4cm" svg:y="8.682cm" svg:viewBox="0 0 2500 1848" draw:points="0,982 0,578 1000,0 2500,866 2500,1270 1500,1848">
              <text:p/>
            </draw:polygon>
            <draw:polygon draw:style-name="gr8" draw:text-style-name="P8" draw:layer="layout" svg:width="0.099cm" svg:height="0.23cm" svg:x="12.6cm" svg:y="10.067cm" svg:viewBox="0 0 100 231" draw:points="0,173 0,0 100,58 100,231">
              <text:p/>
            </draw:polygon>
            <draw:polygon draw:style-name="gr9" draw:text-style-name="P9" draw:layer="layout" svg:width="0.099cm" svg:height="1.096cm" svg:x="12.5cm" svg:y="7.7cm" svg:viewBox="0 0 100 1097" draw:points="0,1039 0,0 100,0 100,1097">
              <text:p/>
            </draw:polygon>
            <draw:polygon draw:style-name="gr10" draw:text-style-name="P9" draw:layer="layout" svg:width="0.099cm" svg:height="1.096cm" svg:x="13.7cm" svg:y="8.393cm" svg:viewBox="0 0 100 1097" draw:points="0,1039 0,0 100,0 100,1097">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 draw:text-style-name="P3" draw:layer="layout" svg:width="0.375cm" svg:height="0.295cm" svg:x="15.224cm" svg:y="9.084cm" svg:viewBox="0 0 376 296" svg:d="M0 296c94 0 376-79 376-158s-137-138-205-138c0 59-171 217-171 296z">
            <text:p/>
          </draw:path>
          <draw:g>
            <draw:polygon draw:style-name="gr12" draw:text-style-name="P10" draw:layer="layout" svg:width="1.024cm" svg:height="1.381cm" svg:x="14.2cm" svg:y="7.998cm" svg:viewBox="0 0 1025 1382" draw:points="0,790 0,0 1025,592 1025,1382">
              <text:p/>
            </draw:polygon>
            <draw:line draw:style-name="gr13" draw:text-style-name="P11" draw:layer="layout" svg:x1="14.2cm" svg:y1="8.59cm" svg:x2="15.225cm" svg:y2="9.182cm">
              <text:p/>
            </draw:line>
            <draw:line draw:style-name="gr14" draw:text-style-name="P11" draw:layer="layout" svg:x1="14.2cm" svg:y1="8.394cm" svg:x2="15.225cm" svg:y2="8.986cm">
              <text:p/>
            </draw:line>
            <draw:line draw:style-name="gr15" draw:text-style-name="P11" draw:layer="layout" svg:x1="14.2cm" svg:y1="8.196cm" svg:x2="15.225cm" svg:y2="8.788cm">
              <text:p/>
            </draw:line>
            <draw:line draw:style-name="gr16" draw:text-style-name="P11" draw:layer="layout" svg:x1="14.541cm" svg:y1="8.59cm" svg:x2="14.541cm" svg:y2="8.788cm">
              <text:p/>
            </draw:line>
            <draw:line draw:style-name="gr17" draw:text-style-name="P11" draw:layer="layout" svg:x1="14.883cm" svg:y1="8.394cm" svg:x2="14.883cm" svg:y2="8.592cm">
              <text:p/>
            </draw:line>
            <draw:line draw:style-name="gr18" draw:text-style-name="P11" draw:layer="layout" svg:x1="15.054cm" svg:y1="9.084cm" svg:x2="15.054cm" svg:y2="9.282cm">
              <text:p/>
            </draw:line>
            <draw:line draw:style-name="gr19" draw:text-style-name="P11" draw:layer="layout" svg:x1="14.712cm" svg:y1="8.886cm" svg:x2="14.712cm" svg:y2="9.084cm">
              <text:p/>
            </draw:line>
            <draw:line draw:style-name="gr20" draw:text-style-name="P11" draw:layer="layout" svg:x1="14.371cm" svg:y1="8.69cm" svg:x2="14.371cm" svg:y2="8.888cm">
              <text:p/>
            </draw:line>
            <draw:line draw:style-name="gr21" draw:text-style-name="P11" draw:layer="layout" svg:x1="14.541cm" svg:y1="8.196cm" svg:x2="14.541cm" svg:y2="8.394cm">
              <text:p/>
            </draw:line>
            <draw:line draw:style-name="gr22" draw:text-style-name="P11" draw:layer="layout" svg:x1="14.712cm" svg:y1="8.492cm" svg:x2="14.712cm" svg:y2="8.69cm">
              <text:p/>
            </draw:line>
            <draw:line draw:style-name="gr23" draw:text-style-name="P11" draw:layer="layout" svg:x1="14.883cm" svg:y1="8.788cm" svg:x2="14.883cm" svg:y2="8.986cm">
              <text:p/>
            </draw:line>
            <draw:line draw:style-name="gr24" draw:text-style-name="P11" draw:layer="layout" svg:x1="15.054cm" svg:y1="8.69cm" svg:x2="15.054cm" svg:y2="8.888cm">
              <text:p/>
            </draw:line>
            <draw:line draw:style-name="gr25" draw:text-style-name="P11" draw:layer="layout" svg:x1="14.371cm" svg:y1="8.294cm" svg:x2="14.371cm" svg:y2="8.492cm">
              <text:p/>
            </draw:line>
            <draw:polygon draw:style-name="gr26" draw:text-style-name="P12" draw:layer="layout" svg:width="0.17cm" svg:height="0.887cm" svg:x="15.224cm" svg:y="8.492cm" svg:viewBox="0 0 171 888" draw:points="0,888 0,98 171,0 171,790">
              <text:p/>
            </draw:polygon>
            <draw:polygon draw:style-name="gr27" draw:text-style-name="P13" draw:layer="layout" svg:width="1.194cm" svg:height="0.689cm" svg:x="14.2cm" svg:y="7.9cm" svg:viewBox="0 0 1195 690" draw:points="1025,690 0,98 171,0 1195,592">
              <text:p/>
            </draw:polygon>
            <draw:line draw:style-name="gr28" draw:text-style-name="P11" draw:layer="layout" svg:x1="14.883cm" svg:y1="8.392cm" svg:x2="15.054cm" svg:y2="8.294cm">
              <text:p/>
            </draw:line>
            <draw:line draw:style-name="gr29" draw:text-style-name="P11" draw:layer="layout" svg:x1="15.224cm" svg:y1="8.788cm" svg:x2="15.395cm" svg:y2="8.69cm">
              <text:p/>
            </draw:line>
            <draw:line draw:style-name="gr30" draw:text-style-name="P11" draw:layer="layout" svg:x1="15.224cm" svg:y1="8.984cm" svg:x2="15.395cm" svg:y2="8.886cm">
              <text:p/>
            </draw:line>
            <draw:line draw:style-name="gr31" draw:text-style-name="P11" draw:layer="layout" svg:x1="15.224cm" svg:y1="9.182cm" svg:x2="15.395cm" svg:y2="9.084cm">
              <text:p/>
            </draw:line>
            <draw:line draw:style-name="gr32" draw:text-style-name="P11" draw:layer="layout" svg:x1="14.541cm" svg:y1="8.196cm" svg:x2="14.712cm" svg:y2="8.098cm">
              <text:p/>
            </draw:line>
            <draw:polygon draw:style-name="gr33" draw:text-style-name="P7" draw:layer="layout" svg:width="1.194cm" svg:height="1.479cm" svg:x="14.2cm" svg:y="7.9cm" svg:viewBox="0 0 1195 1480" draw:points="171,0 1195,592 1195,1382 1025,1480 0,888 0,98">
              <text:p/>
            </draw:polygon>
          </draw:g>
        </draw:g>
        <draw:g>
          <draw:path draw:style-name="gr34" draw:text-style-name="P3" draw:layer="layout" svg:width="0.503cm" svg:height="0.45cm" svg:x="15.096cm" svg:y="10.116cm" svg:viewBox="0 0 504 451" svg:d="M0 451c219 0 504-129 504-258s-8-193-168-193c0 138-336 266-336 451z">
            <text:p/>
          </draw:path>
          <draw:path draw:style-name="gr35" draw:text-style-name="P14" draw:layer="layout" svg:width="1.231cm" svg:height="0.772cm" svg:x="14.2cm" svg:y="9.827cm" svg:viewBox="0 0 1232 773" svg:d="M1232 0c0 0 0 516-1 387 1 225-265 386-614 386-350 0-617-161-617-386 0 0 0-162 0-387 0 225 280 387 616 387s616-162 616-387z">
            <text:p/>
          </draw:path>
          <draw:path draw:style-name="gr36" draw:text-style-name="P15" draw:layer="layout" svg:width="1.23cm" svg:height="0.772cm" svg:x="14.2cm" svg:y="9.44cm" svg:viewBox="0 0 1231 773" svg:d="M616 0c349 0 615 167 615 386s-266 387-615 387-616-168-616-387 267-386 616-386z">
            <text:p/>
          </draw:path>
          <draw:polygon draw:style-name="gr37" draw:text-style-name="P16" draw:layer="layout" svg:width="0.335cm" svg:height="0.192cm" svg:x="14.872cm" svg:y="9.859cm" svg:viewBox="0 0 336 193" draw:points="168,0 112,32 336,161 280,193 56,64 0,97 0,0">
            <text:p/>
          </draw:polygon>
          <draw:polygon draw:style-name="gr38" draw:text-style-name="P16" draw:layer="layout" svg:width="0.335cm" svg:height="0.192cm" svg:x="14.424cm" svg:y="9.601cm" svg:viewBox="0 0 336 193" draw:points="280,129 336,97 336,193 168,193 224,161 0,32 56,0">
            <text:p/>
          </draw:polygon>
          <draw:polygon draw:style-name="gr39" draw:text-style-name="P16" draw:layer="layout" svg:width="0.335cm" svg:height="0.192cm" svg:x="14.424cm" svg:y="9.859cm" svg:viewBox="0 0 336 193" draw:points="56,129 280,0 336,32 112,161 168,193 0,193 0,97">
            <text:p/>
          </draw:polygon>
          <draw:polygon draw:style-name="gr40" draw:text-style-name="P16" draw:layer="layout" svg:width="0.335cm" svg:height="0.192cm" svg:x="14.872cm" svg:y="9.601cm" svg:viewBox="0 0 336 193" draw:points="224,32 168,0 336,0 336,97 280,64 56,193 0,161">
            <text:p/>
          </draw:polygon>
          <draw:path draw:style-name="gr41" draw:text-style-name="P17" draw:layer="layout" svg:width="1.231cm" svg:height="1.159cm" svg:x="14.2cm" svg:y="9.44cm" svg:viewBox="0 0 1232 1160" svg:d="M616 0c349 0 616 167 616 387v386c0 225-280 387-616 387s-616-162-616-387c0 0 0-386 0-387 0-219 267-386 616-386z">
            <text:p/>
          </draw:path>
        </draw:g>
        <draw:frame draw:style-name="gr42" draw:text-style-name="P18" draw:layer="layout" svg:width="2.75cm" svg:height="0.78cm" svg:x="9.45cm" svg:y="7.32cm">
          <draw:text-box>
            <text:p>Home router</text:p>
          </draw:text-box>
        </draw:frame>
        <draw:rect draw:style-name="gr2" draw:text-style-name="P2" draw:layer="layout" svg:width="6.3cm" svg:height="3.8cm" svg:x="20.95cm" svg:y="7.2cm" draw:corner-radius="0.5cm">
          <text:p/>
        </draw:rect>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43" draw:text-style-name="P3" draw:layer="layout" svg:width="0.375cm" svg:height="0.295cm" svg:x="26.674cm" svg:y="9.084cm" svg:viewBox="0 0 376 296" svg:d="M0 296c94 0 376-79 376-158s-137-138-205-138c0 59-171 217-171 296z">
            <text:p/>
          </draw:path>
          <draw:g>
            <draw:polygon draw:style-name="gr44" draw:text-style-name="P10" draw:layer="layout" svg:width="1.024cm" svg:height="1.381cm" svg:x="25.65cm" svg:y="7.998cm" svg:viewBox="0 0 1025 1382" draw:points="0,790 0,0 1025,592 1025,1382">
              <text:p/>
            </draw:polygon>
            <draw:line draw:style-name="gr45" draw:text-style-name="P11" draw:layer="layout" svg:x1="25.65cm" svg:y1="8.59cm" svg:x2="26.675cm" svg:y2="9.182cm">
              <text:p/>
            </draw:line>
            <draw:line draw:style-name="gr46" draw:text-style-name="P11" draw:layer="layout" svg:x1="25.65cm" svg:y1="8.394cm" svg:x2="26.675cm" svg:y2="8.986cm">
              <text:p/>
            </draw:line>
            <draw:line draw:style-name="gr47" draw:text-style-name="P11" draw:layer="layout" svg:x1="25.65cm" svg:y1="8.196cm" svg:x2="26.675cm" svg:y2="8.788cm">
              <text:p/>
            </draw:line>
            <draw:line draw:style-name="gr48" draw:text-style-name="P11" draw:layer="layout" svg:x1="25.991cm" svg:y1="8.59cm" svg:x2="25.991cm" svg:y2="8.788cm">
              <text:p/>
            </draw:line>
            <draw:line draw:style-name="gr49" draw:text-style-name="P11" draw:layer="layout" svg:x1="26.333cm" svg:y1="8.394cm" svg:x2="26.333cm" svg:y2="8.592cm">
              <text:p/>
            </draw:line>
            <draw:line draw:style-name="gr50" draw:text-style-name="P11" draw:layer="layout" svg:x1="26.504cm" svg:y1="9.084cm" svg:x2="26.504cm" svg:y2="9.282cm">
              <text:p/>
            </draw:line>
            <draw:line draw:style-name="gr51" draw:text-style-name="P11" draw:layer="layout" svg:x1="26.162cm" svg:y1="8.886cm" svg:x2="26.162cm" svg:y2="9.084cm">
              <text:p/>
            </draw:line>
            <draw:line draw:style-name="gr52" draw:text-style-name="P11" draw:layer="layout" svg:x1="25.821cm" svg:y1="8.69cm" svg:x2="25.821cm" svg:y2="8.888cm">
              <text:p/>
            </draw:line>
            <draw:line draw:style-name="gr53" draw:text-style-name="P11" draw:layer="layout" svg:x1="25.991cm" svg:y1="8.196cm" svg:x2="25.991cm" svg:y2="8.394cm">
              <text:p/>
            </draw:line>
            <draw:line draw:style-name="gr54" draw:text-style-name="P11" draw:layer="layout" svg:x1="26.162cm" svg:y1="8.492cm" svg:x2="26.162cm" svg:y2="8.69cm">
              <text:p/>
            </draw:line>
            <draw:line draw:style-name="gr55" draw:text-style-name="P11" draw:layer="layout" svg:x1="26.333cm" svg:y1="8.788cm" svg:x2="26.333cm" svg:y2="8.986cm">
              <text:p/>
            </draw:line>
            <draw:line draw:style-name="gr56" draw:text-style-name="P11" draw:layer="layout" svg:x1="26.504cm" svg:y1="8.69cm" svg:x2="26.504cm" svg:y2="8.888cm">
              <text:p/>
            </draw:line>
            <draw:line draw:style-name="gr57" draw:text-style-name="P11" draw:layer="layout" svg:x1="25.821cm" svg:y1="8.294cm" svg:x2="25.821cm" svg:y2="8.492cm">
              <text:p/>
            </draw:line>
            <draw:polygon draw:style-name="gr58" draw:text-style-name="P12" draw:layer="layout" svg:width="0.17cm" svg:height="0.887cm" svg:x="26.674cm" svg:y="8.492cm" svg:viewBox="0 0 171 888" draw:points="0,888 0,98 171,0 171,790">
              <text:p/>
            </draw:polygon>
            <draw:polygon draw:style-name="gr59" draw:text-style-name="P13" draw:layer="layout" svg:width="1.194cm" svg:height="0.689cm" svg:x="25.65cm" svg:y="7.9cm" svg:viewBox="0 0 1195 690" draw:points="1025,690 0,98 171,0 1195,592">
              <text:p/>
            </draw:polygon>
            <draw:line draw:style-name="gr60" draw:text-style-name="P11" draw:layer="layout" svg:x1="26.333cm" svg:y1="8.392cm" svg:x2="26.504cm" svg:y2="8.294cm">
              <text:p/>
            </draw:line>
            <draw:line draw:style-name="gr61" draw:text-style-name="P11" draw:layer="layout" svg:x1="26.674cm" svg:y1="8.788cm" svg:x2="26.845cm" svg:y2="8.69cm">
              <text:p/>
            </draw:line>
            <draw:line draw:style-name="gr62" draw:text-style-name="P11" draw:layer="layout" svg:x1="26.674cm" svg:y1="8.984cm" svg:x2="26.845cm" svg:y2="8.886cm">
              <text:p/>
            </draw:line>
            <draw:line draw:style-name="gr63" draw:text-style-name="P11" draw:layer="layout" svg:x1="26.674cm" svg:y1="9.182cm" svg:x2="26.845cm" svg:y2="9.084cm">
              <text:p/>
            </draw:line>
            <draw:line draw:style-name="gr64" draw:text-style-name="P11" draw:layer="layout" svg:x1="25.991cm" svg:y1="8.196cm" svg:x2="26.162cm" svg:y2="8.098cm">
              <text:p/>
            </draw:line>
            <draw:polygon draw:style-name="gr65" draw:text-style-name="P7" draw:layer="layout" svg:width="1.194cm" svg:height="1.479cm" svg:x="25.65cm" svg:y="7.9cm" svg:viewBox="0 0 1195 1480" draw:points="171,0 1195,592 1195,1382 1025,1480 0,888 0,98">
              <text:p/>
            </draw:polygon>
          </draw:g>
        </draw:g>
        <draw:g>
          <draw:path draw:style-name="gr66" draw:text-style-name="P3" draw:layer="layout" svg:width="0.503cm" svg:height="0.45cm" svg:x="26.546cm" svg:y="10.116cm" svg:viewBox="0 0 504 451" svg:d="M0 451c219 0 504-129 504-258s-8-193-168-193c0 138-336 266-336 451z">
            <text:p/>
          </draw:path>
          <draw:path draw:style-name="gr67" draw:text-style-name="P14" draw:layer="layout" svg:width="1.231cm" svg:height="0.772cm" svg:x="25.65cm" svg:y="9.827cm" svg:viewBox="0 0 1232 773" svg:d="M1232 0c0 0 0 516-1 387 1 225-265 386-614 386-350 0-617-161-617-386 0 0 0-162 0-387 0 225 280 387 616 387s616-162 616-387z">
            <text:p/>
          </draw:path>
          <draw:path draw:style-name="gr68" draw:text-style-name="P15" draw:layer="layout" svg:width="1.23cm" svg:height="0.772cm" svg:x="25.65cm" svg:y="9.44cm" svg:viewBox="0 0 1231 773" svg:d="M616 0c349 0 615 167 615 386s-266 387-615 387-616-168-616-387 267-386 616-386z">
            <text:p/>
          </draw:path>
          <draw:polygon draw:style-name="gr69" draw:text-style-name="P16" draw:layer="layout" svg:width="0.335cm" svg:height="0.192cm" svg:x="26.322cm" svg:y="9.859cm" svg:viewBox="0 0 336 193" draw:points="168,0 112,32 336,161 280,193 56,64 0,97 0,0">
            <text:p/>
          </draw:polygon>
          <draw:polygon draw:style-name="gr70" draw:text-style-name="P16" draw:layer="layout" svg:width="0.335cm" svg:height="0.192cm" svg:x="25.874cm" svg:y="9.601cm" svg:viewBox="0 0 336 193" draw:points="280,129 336,97 336,193 168,193 224,161 0,32 56,0">
            <text:p/>
          </draw:polygon>
          <draw:polygon draw:style-name="gr71" draw:text-style-name="P16" draw:layer="layout" svg:width="0.335cm" svg:height="0.192cm" svg:x="25.874cm" svg:y="9.859cm" svg:viewBox="0 0 336 193" draw:points="56,129 280,0 336,32 112,161 168,193 0,193 0,97">
            <text:p/>
          </draw:polygon>
          <draw:polygon draw:style-name="gr72" draw:text-style-name="P16" draw:layer="layout" svg:width="0.335cm" svg:height="0.192cm" svg:x="26.322cm" svg:y="9.601cm" svg:viewBox="0 0 336 193" draw:points="224,32 168,0 336,0 336,97 280,64 56,193 0,161">
            <text:p/>
          </draw:polygon>
          <draw:path draw:style-name="gr73" draw:text-style-name="P17" draw:layer="layout" svg:width="1.231cm" svg:height="1.159cm" svg:x="25.65cm" svg:y="9.44cm" svg:viewBox="0 0 1232 1160" svg:d="M616 0c349 0 616 167 616 387v386c0 225-280 387-616 387s-616-162-616-387c0 0 0-386 0-387 0-219 267-386 616-386z">
            <text:p/>
          </draw:path>
        </draw:g>
        <draw:frame draw:style-name="gr74" draw:text-style-name="P18" draw:layer="layout" svg:width="4.5cm" svg:height="1.309cm" svg:x="20.9cm" svg:y="7.32cm">
          <draw:text-box>
            <text:p>RPi – smart firewall</text:p>
          </draw:text-box>
        </draw:frame>
        <draw:g>
          <draw:custom-shape draw:style-name="gr75" draw:text-style-name="P19" draw:layer="layout" svg:width="1.2cm" svg:height="1.19cm" svg:x="23.9cm" svg:y="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6" draw:text-style-name="P20" draw:layer="layout" svg:width="0.733cm" svg:height="1.113cm" svg:x="24.167cm" svg:y="9.448cm" svg:viewBox="0 0 734 1114" draw:points="0,77 134,77 200,38 333,0 533,77 400,77 466,192 267,384 200,422 134,461 267,537 333,614 533,614 734,730 600,960 400,1114 400,883 267,730 333,653 200,537 67,499 0,346">
            <text:p/>
          </draw:polygon>
          <draw:path draw:style-name="gr77" draw:text-style-name="P20" draw:layer="layout" svg:width="0.302cm" svg:height="0.506cm" svg:x="24.767cm" svg:y="9.517cm" svg:viewBox="0 0 303 507" svg:d="M267 507v-38l-67-115v-115l-66-154-134-77c134-77 400 422 267 499z">
            <text:p/>
          </draw:path>
          <draw:g>
            <draw:line draw:style-name="gr78" draw:text-style-name="P21" draw:layer="layout" svg:x1="24.433cm" svg:y1="10.178cm" svg:x2="24.366cm" svg:y2="9.909cm">
              <text:p/>
            </draw:line>
            <draw:line draw:style-name="gr79" draw:text-style-name="P21" draw:layer="layout" svg:x1="24.433cm" svg:y1="10.178cm" svg:x2="24.5cm" svg:y2="9.986cm">
              <text:p/>
            </draw:line>
            <draw:line draw:style-name="gr80" draw:text-style-name="P21" draw:layer="layout" svg:x1="24.567cm" svg:y1="10.178cm" svg:x2="24.5cm" svg:y2="9.986cm">
              <text:p/>
            </draw:line>
            <draw:line draw:style-name="gr81" draw:text-style-name="P21" draw:layer="layout" svg:x1="24.567cm" svg:y1="10.178cm" svg:x2="24.634cm" svg:y2="9.909cm">
              <text:p/>
            </draw:line>
          </draw:g>
          <draw:g>
            <draw:line draw:style-name="gr82" draw:text-style-name="P21" draw:layer="layout" svg:x1="24.834cm" svg:y1="10.178cm" svg:x2="24.767cm" svg:y2="9.909cm">
              <text:p/>
            </draw:line>
            <draw:line draw:style-name="gr83" draw:text-style-name="P21" draw:layer="layout" svg:x1="24.833cm" svg:y1="10.178cm" svg:x2="24.9cm" svg:y2="9.986cm">
              <text:p/>
            </draw:line>
            <draw:line draw:style-name="gr84" draw:text-style-name="P21" draw:layer="layout" svg:x1="24.967cm" svg:y1="10.178cm" svg:x2="24.9cm" svg:y2="9.986cm">
              <text:p/>
            </draw:line>
            <draw:line draw:style-name="gr85" draw:text-style-name="P21" draw:layer="layout" svg:x1="24.966cm" svg:y1="10.178cm" svg:x2="25.033cm" svg:y2="9.909cm">
              <text:p/>
            </draw:line>
          </draw:g>
          <draw:g>
            <draw:line draw:style-name="gr86" draw:text-style-name="P21" draw:layer="layout" svg:x1="24.034cm" svg:y1="10.178cm" svg:x2="23.967cm" svg:y2="9.909cm">
              <text:p/>
            </draw:line>
            <draw:line draw:style-name="gr87" draw:text-style-name="P21" draw:layer="layout" svg:x1="24.034cm" svg:y1="10.178cm" svg:x2="24.101cm" svg:y2="9.986cm">
              <text:p/>
            </draw:line>
            <draw:line draw:style-name="gr88" draw:text-style-name="P21" draw:layer="layout" svg:x1="24.167cm" svg:y1="10.178cm" svg:x2="24.1cm" svg:y2="9.986cm">
              <text:p/>
            </draw:line>
            <draw:line draw:style-name="gr89" draw:text-style-name="P21" draw:layer="layout" svg:x1="24.167cm" svg:y1="10.178cm" svg:x2="24.234cm" svg:y2="9.909cm">
              <text:p/>
            </draw:line>
          </draw:g>
        </draw:g>
        <draw:g>
          <draw:polygon draw:style-name="gr90" draw:text-style-name="P22" draw:layer="layout" svg:width="0.929cm" svg:height="0.536cm" svg:x="24.07cm" svg:y="8.126cm" svg:viewBox="0 0 930 537" draw:points="676,537 930,391 254,0 0,147">
            <text:p/>
          </draw:polygon>
          <draw:path draw:style-name="gr91" draw:text-style-name="P23" draw:layer="layout" svg:width="0.591cm" svg:height="0.652cm" svg:x="24.239cm" svg:y="7.913cm" svg:viewBox="0 0 592 653" svg:d="M592 616c0-635-592-880-592-244 85 49 85 49 169 0 0-343 254-98 254 244 84 49 84 49 169 0z">
            <text:p/>
          </draw:path>
          <draw:path draw:style-name="gr92" draw:text-style-name="P24" draw:layer="layout" svg:width="0.338cm" svg:height="0.466cm" svg:x="24.324cm" svg:y="8.05cm" svg:viewBox="0 0 339 467" svg:d="M339 467c-1-440-338-635-339-293">
            <text:p/>
          </draw:path>
          <draw:polygon draw:style-name="gr93" draw:text-style-name="P25" draw:layer="layout" svg:width="0.675cm" svg:height="1.026cm" svg:x="24.07cm" svg:y="8.273cm" svg:viewBox="0 0 676 1027" draw:points="676,1027 676,391 0,0 0,636">
            <text:p/>
          </draw:polygon>
          <draw:path draw:style-name="gr94" draw:text-style-name="P26" draw:layer="layout" svg:width="0.145cm" svg:height="0.252cm" svg:x="24.347cm" svg:y="8.664cm" svg:viewBox="0 0 146 253" svg:d="M14 107c-85-244 253 0 84 49v97l-84-48z">
            <text:p/>
          </draw:path>
          <draw:polygon draw:style-name="gr95" draw:text-style-name="P27" draw:layer="layout" svg:width="0.253cm" svg:height="0.782cm" svg:x="24.746cm" svg:y="8.517cm" svg:viewBox="0 0 254 783" draw:points="0,783 0,147 254,0 254,636">
            <text:p/>
          </draw:polygon>
          <draw:path draw:style-name="gr96" draw:text-style-name="P24" draw:layer="layout" svg:width="0.929cm" svg:height="1.399cm" svg:x="24.07cm" svg:y="7.9cm" svg:viewBox="0 0 930 1400" svg:d="M169 275c85-538 592-195 592 245l169 97v636l-254 147-676-392v-635z">
            <text:p/>
          </draw:path>
          <draw:path draw:style-name="gr97" draw:text-style-name="P24" draw:layer="layout" svg:width="0.167cm" svg:height="0.155cm" svg:x="24.428cm" svg:y="8.132cm" svg:viewBox="0 0 168 156" svg:d="M0 51c41-125 157 8 168 105z">
            <text:p/>
          </draw:path>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98" draw:text-style-name="P28" draw:layer="layout" svg:width="0.168cm" svg:height="0.194cm" svg:x="13.769cm" svg:y="17.793cm" svg:viewBox="0 0 169 195" draw:points="169,117 135,0 0,78 34,195">
              <text:p/>
            </draw:polygon>
            <draw:polygon draw:style-name="gr99" draw:text-style-name="P5" draw:layer="layout" svg:width="0.37cm" svg:height="0.213cm" svg:x="13.533cm" svg:y="17.657cm" svg:viewBox="0 0 371 214" draw:points="371,136 304,78 203,20 135,0 0,78 68,97 169,156 236,214">
              <text:p/>
            </draw:polygon>
            <draw:path draw:style-name="gr100" draw:text-style-name="P6" draw:layer="layout" svg:width="0.303cm" svg:height="0.252cm" svg:x="13.499cm" svg:y="17.735cm" svg:viewBox="0 0 304 253" svg:d="M0 78c0-117 68-78 135-39 68 39 135 39 169 214 0 0-135-77-304-175z">
              <text:p/>
            </draw:path>
            <draw:path draw:style-name="gr101" draw:text-style-name="P7" draw:layer="layout" svg:width="0.438cm" svg:height="0.331cm" svg:x="13.499cm" svg:y="17.657cm" svg:viewBox="0 0 439 332" svg:d="M169 0c67 20 67 20 135 59 34 19 101 38 135 194-68 40-68 39-135 79-39-18-236-137-304-176 0-97 68-97 169-156z">
              <text:p/>
            </draw:path>
          </draw:g>
          <draw:g>
            <draw:path draw:style-name="gr102" draw:text-style-name="P3" draw:layer="layout" svg:width="0.389cm" svg:height="0.241cm" svg:x="12.434cm" svg:y="17.925cm" svg:viewBox="0 0 390 242" svg:d="M0 242c92 0 326-108 372-135 47-26 0-107-93-107 0 59-279 242-279 242z">
              <text:p/>
            </draw:path>
            <draw:g>
              <draw:polygon draw:style-name="gr103" draw:text-style-name="P28" draw:layer="layout" svg:width="0.337cm" svg:height="0.272cm" svg:x="12.377cm" svg:y="17.921cm" svg:viewBox="0 0 338 273" draw:points="338,78 338,0 0,195 0,273">
                <text:p/>
              </draw:polygon>
              <draw:polygon draw:style-name="gr104" draw:text-style-name="P28" draw:layer="layout" svg:width="0.337cm" svg:height="0.331cm" svg:x="12.107cm" svg:y="17.628cm" svg:viewBox="0 0 338 332" draw:points="338,136 338,0 0,195 0,332">
                <text:p/>
              </draw:polygon>
              <draw:polygon draw:style-name="gr105" draw:text-style-name="P5" draw:layer="layout" svg:width="0.607cm" svg:height="0.35cm" svg:x="12.107cm" svg:y="17.765cm" svg:viewBox="0 0 608 351" draw:points="608,156 338,0 0,195 270,351">
                <text:p/>
              </draw:polygon>
              <draw:polygon draw:style-name="gr106" draw:text-style-name="P6" draw:layer="layout" svg:width="0.337cm" svg:height="0.331cm" svg:x="12.039cm" svg:y="17.862cm" svg:viewBox="0 0 338 332" draw:points="338,332 338,253 68,97 68,0 0,39 0,136">
                <text:p/>
              </draw:polygon>
              <draw:polygon draw:style-name="gr107" draw:text-style-name="P28" draw:layer="layout" svg:width="1.079cm" svg:height="1.481cm" svg:x="12.006cm" svg:y="16.439cm" svg:viewBox="0 0 1080 1482" draw:points="1080,858 1080,0 0,624 0,1482">
                <text:p/>
              </draw:polygon>
              <draw:polygon draw:style-name="gr108" draw:text-style-name="P29" draw:layer="layout" svg:width="1.011cm" svg:height="1.364cm" svg:x="12.039cm" svg:y="16.497cm" svg:viewBox="0 0 1012 1365" draw:points="1012,780 1012,0 0,585 0,1365">
                <text:p/>
              </draw:polygon>
              <draw:polygon draw:style-name="gr109" draw:text-style-name="P5" draw:layer="layout" svg:width="1.147cm" svg:height="0.662cm" svg:x="11.938cm" svg:y="16.4cm" svg:viewBox="0 0 1148 663" draw:points="68,663 1148,39 1080,0 0,624">
                <text:p/>
              </draw:polygon>
              <draw:polygon draw:style-name="gr110" draw:text-style-name="P6" draw:layer="layout" svg:width="0.067cm" svg:height="0.896cm" svg:x="11.938cm" svg:y="17.024cm" svg:viewBox="0 0 68 897" draw:points="68,897 68,39 0,0 0,858">
                <text:p/>
              </draw:polygon>
              <draw:polygon draw:style-name="gr111" draw:text-style-name="P7" draw:layer="layout" svg:width="1.147cm" svg:height="1.793cm" svg:x="11.938cm" svg:y="16.4cm" svg:viewBox="0 0 1148 1794" draw:points="1080,0 0,624 0,1482 68,1521 101,1501 101,1599 439,1794 776,1599 776,1521 506,1365 506,1267 1148,897 1148,39">
                <text:p/>
              </draw:polygon>
            </draw:g>
          </draw:g>
          <draw:g>
            <draw:path draw:style-name="gr112" draw:text-style-name="P3" draw:layer="layout" svg:width="0.286cm" svg:height="0.187cm" svg:x="13.369cm" svg:y="18.069cm" svg:viewBox="0 0 287 188" svg:d="M0 188c0 0 186-54 232-81 51-29 93-107 0-107 0 59-232 188-232 188z">
              <text:p/>
            </draw:path>
            <draw:g>
              <draw:polygon draw:style-name="gr113" draw:text-style-name="P5" draw:layer="layout" svg:width="1.45cm" svg:height="0.837cm" svg:x="12.15cm" svg:y="17.824cm" svg:viewBox="0 0 1451 838" draw:points="371,838 1451,214 1080,0 0,624">
                <text:p/>
              </draw:polygon>
              <draw:polygon draw:style-name="gr114" draw:text-style-name="P6" draw:layer="layout" svg:width="0.37cm" svg:height="0.292cm" svg:x="12.15cm" svg:y="18.448cm" svg:viewBox="0 0 371 293" draw:points="371,293 371,214 0,0 0,78">
                <text:p/>
              </draw:polygon>
              <draw:polygon draw:style-name="gr115" draw:text-style-name="P28" draw:layer="layout" svg:width="1.079cm" svg:height="0.701cm" svg:x="12.522cm" svg:y="18.038cm" svg:viewBox="0 0 1080 702" draw:points="1080,78 1080,0 0,624 0,702">
                <text:p/>
              </draw:polygon>
              <draw:polygon draw:style-name="gr116" draw:text-style-name="P7" draw:layer="layout" svg:width="1.45cm" svg:height="0.915cm" svg:x="12.15cm" svg:y="17.824cm" svg:viewBox="0 0 1451 916" draw:points="1080,0 0,624 0,702 371,916 1451,293 1451,214">
                <text:p/>
              </draw:polygon>
              <draw:g>
                <draw:polygon draw:style-name="gr117" draw:text-style-name="P30" draw:layer="layout" svg:width="0.472cm" svg:height="0.272cm" svg:x="13.043cm" svg:y="17.877cm" svg:viewBox="0 0 473 273" draw:points="473,156 203,0 0,117 270,273">
                  <text:p/>
                </draw:polygon>
                <draw:line draw:style-name="gr118" draw:text-style-name="P31" draw:layer="layout" svg:x1="13.448cm" svg:y1="18.072cm" svg:x2="13.178cm" svg:y2="17.916cm">
                  <text:p/>
                </draw:line>
                <draw:line draw:style-name="gr119" draw:text-style-name="P31" draw:layer="layout" svg:x1="13.381cm" svg:y1="18.111cm" svg:x2="13.111cm" svg:y2="17.955cm">
                  <text:p/>
                </draw:line>
                <draw:line draw:style-name="gr120" draw:text-style-name="P31" draw:layer="layout" svg:x1="13.314cm" svg:y1="17.916cm" svg:x2="13.111cm" svg:y2="18.033cm">
                  <text:p/>
                </draw:line>
                <draw:line draw:style-name="gr121" draw:text-style-name="P31" draw:layer="layout" svg:x1="13.381cm" svg:y1="17.955cm" svg:x2="13.178cm" svg:y2="18.072cm">
                  <text:p/>
                </draw:line>
                <draw:line draw:style-name="gr122" draw:text-style-name="P31" draw:layer="layout" svg:x1="13.448cm" svg:y1="17.994cm" svg:x2="13.313cm" svg:y2="18.072cm">
                  <text:p/>
                </draw:line>
              </draw:g>
              <draw:g>
                <draw:polygon draw:style-name="gr123" draw:text-style-name="P30" draw:layer="layout" svg:width="0.978cm" svg:height="0.564cm" svg:x="12.253cm" svg:y="18.04cm" svg:viewBox="0 0 979 565" draw:points="979,156 709,0 0,409 270,565">
                  <text:p/>
                </draw:polygon>
                <draw:line draw:style-name="gr124" draw:text-style-name="P31" draw:layer="layout" svg:x1="13.164cm" svg:y1="18.157cm" svg:x2="12.455cm" svg:y2="18.566cm">
                  <text:p/>
                </draw:line>
                <draw:line draw:style-name="gr125" draw:text-style-name="P31" draw:layer="layout" svg:x1="13.096cm" svg:y1="18.119cm" svg:x2="12.387cm" svg:y2="18.528cm">
                  <text:p/>
                </draw:line>
                <draw:line draw:style-name="gr126" draw:text-style-name="P31" draw:layer="layout" svg:x1="13.029cm" svg:y1="18.079cm" svg:x2="12.32cm" svg:y2="18.488cm">
                  <text:p/>
                </draw:line>
                <draw:line draw:style-name="gr127" draw:text-style-name="P31" draw:layer="layout" svg:x1="12.388cm" svg:y1="18.45cm" svg:x2="12.32cm" svg:y2="18.411cm">
                  <text:p/>
                </draw:line>
                <draw:line draw:style-name="gr128" draw:text-style-name="P31" draw:layer="layout" svg:x1="12.456cm" svg:y1="18.411cm" svg:x2="12.388cm" svg:y2="18.372cm">
                  <text:p/>
                </draw:line>
                <draw:line draw:style-name="gr129" draw:text-style-name="P31" draw:layer="layout" svg:x1="12.523cm" svg:y1="18.372cm" svg:x2="12.455cm" svg:y2="18.333cm">
                  <text:p/>
                </draw:line>
                <draw:line draw:style-name="gr130" draw:text-style-name="P31" draw:layer="layout" svg:x1="12.489cm" svg:y1="18.469cm" svg:x2="12.421cm" svg:y2="18.43cm">
                  <text:p/>
                </draw:line>
                <draw:line draw:style-name="gr131" draw:text-style-name="P31" draw:layer="layout" svg:x1="12.557cm" svg:y1="18.431cm" svg:x2="12.489cm" svg:y2="18.392cm">
                  <text:p/>
                </draw:line>
                <draw:line draw:style-name="gr132" draw:text-style-name="P31" draw:layer="layout" svg:x1="12.624cm" svg:y1="18.391cm" svg:x2="12.556cm" svg:y2="18.352cm">
                  <text:p/>
                </draw:line>
                <draw:line draw:style-name="gr133" draw:text-style-name="P31" draw:layer="layout" svg:x1="12.59cm" svg:y1="18.333cm" svg:x2="12.522cm" svg:y2="18.294cm">
                  <text:p/>
                </draw:line>
                <draw:line draw:style-name="gr134" draw:text-style-name="P31" draw:layer="layout" svg:x1="12.692cm" svg:y1="18.352cm" svg:x2="12.624cm" svg:y2="18.313cm">
                  <text:p/>
                </draw:line>
                <draw:line draw:style-name="gr135" draw:text-style-name="P31" draw:layer="layout" svg:x1="12.658cm" svg:y1="18.294cm" svg:x2="12.59cm" svg:y2="18.255cm">
                  <text:p/>
                </draw:line>
                <draw:line draw:style-name="gr136" draw:text-style-name="P31" draw:layer="layout" svg:x1="12.725cm" svg:y1="18.255cm" svg:x2="12.657cm" svg:y2="18.216cm">
                  <text:p/>
                </draw:line>
                <draw:line draw:style-name="gr137" draw:text-style-name="P31" draw:layer="layout" svg:x1="12.793cm" svg:y1="18.216cm" svg:x2="12.725cm" svg:y2="18.177cm">
                  <text:p/>
                </draw:line>
                <draw:line draw:style-name="gr138" draw:text-style-name="P31" draw:layer="layout" svg:x1="12.759cm" svg:y1="18.314cm" svg:x2="12.691cm" svg:y2="18.275cm">
                  <text:p/>
                </draw:line>
                <draw:line draw:style-name="gr139" draw:text-style-name="P31" draw:layer="layout" svg:x1="12.827cm" svg:y1="18.275cm" svg:x2="12.759cm" svg:y2="18.236cm">
                  <text:p/>
                </draw:line>
                <draw:line draw:style-name="gr140" draw:text-style-name="P31" draw:layer="layout" svg:x1="12.894cm" svg:y1="18.235cm" svg:x2="12.826cm" svg:y2="18.196cm">
                  <text:p/>
                </draw:line>
                <draw:line draw:style-name="gr141" draw:text-style-name="P31" draw:layer="layout" svg:x1="12.86cm" svg:y1="18.177cm" svg:x2="12.792cm" svg:y2="18.138cm">
                  <text:p/>
                </draw:line>
                <draw:line draw:style-name="gr142" draw:text-style-name="P31" draw:layer="layout" svg:x1="12.962cm" svg:y1="18.196cm" svg:x2="12.894cm" svg:y2="18.157cm">
                  <text:p/>
                </draw:line>
                <draw:line draw:style-name="gr143" draw:text-style-name="P31" draw:layer="layout" svg:x1="12.928cm" svg:y1="18.138cm" svg:x2="12.86cm" svg:y2="18.099cm">
                  <text:p/>
                </draw:line>
                <draw:line draw:style-name="gr144" draw:text-style-name="P31" draw:layer="layout" svg:x1="12.995cm" svg:y1="18.099cm" svg:x2="12.927cm" svg:y2="18.06cm">
                  <text:p/>
                </draw:line>
                <draw:line draw:style-name="gr145" draw:text-style-name="P31" draw:layer="layout" svg:x1="13.029cm" svg:y1="18.158cm" svg:x2="12.961cm" svg:y2="18.119cm">
                  <text:p/>
                </draw:line>
                <draw:line draw:style-name="gr146" draw:text-style-name="P31" draw:layer="layout" svg:x1="12.59cm" svg:y1="18.489cm" svg:x2="12.522cm" svg:y2="18.45cm">
                  <text:p/>
                </draw:line>
                <draw:line draw:style-name="gr147" draw:text-style-name="P31" draw:layer="layout" svg:x1="12.658cm" svg:y1="18.45cm" svg:x2="12.59cm" svg:y2="18.411cm">
                  <text:p/>
                </draw:line>
                <draw:line draw:style-name="gr148" draw:text-style-name="P31" draw:layer="layout" svg:x1="12.725cm" svg:y1="18.411cm" svg:x2="12.657cm" svg:y2="18.372cm">
                  <text:p/>
                </draw:line>
                <draw:line draw:style-name="gr149" draw:text-style-name="P31" draw:layer="layout" svg:x1="12.759cm" svg:y1="18.469cm" svg:x2="12.691cm" svg:y2="18.43cm">
                  <text:p/>
                </draw:line>
                <draw:line draw:style-name="gr150" draw:text-style-name="P31" draw:layer="layout" svg:x1="12.827cm" svg:y1="18.431cm" svg:x2="12.759cm" svg:y2="18.392cm">
                  <text:p/>
                </draw:line>
                <draw:line draw:style-name="gr151" draw:text-style-name="P31" draw:layer="layout" svg:x1="12.793cm" svg:y1="18.372cm" svg:x2="12.725cm" svg:y2="18.333cm">
                  <text:p/>
                </draw:line>
                <draw:line draw:style-name="gr152" draw:text-style-name="P31" draw:layer="layout" svg:x1="12.86cm" svg:y1="18.333cm" svg:x2="12.792cm" svg:y2="18.294cm">
                  <text:p/>
                </draw:line>
                <draw:line draw:style-name="gr153" draw:text-style-name="P31" draw:layer="layout" svg:x1="12.928cm" svg:y1="18.294cm" svg:x2="12.86cm" svg:y2="18.255cm">
                  <text:p/>
                </draw:line>
                <draw:line draw:style-name="gr154" draw:text-style-name="P31" draw:layer="layout" svg:x1="12.995cm" svg:y1="18.255cm" svg:x2="12.927cm" svg:y2="18.216cm">
                  <text:p/>
                </draw:line>
                <draw:line draw:style-name="gr155" draw:text-style-name="P31" draw:layer="layout" svg:x1="13.097cm" svg:y1="18.275cm" svg:x2="13.029cm" svg:y2="18.236cm">
                  <text:p/>
                </draw:line>
                <draw:line draw:style-name="gr156" draw:text-style-name="P31" draw:layer="layout" svg:x1="13.063cm" svg:y1="18.216cm" svg:x2="12.995cm" svg:y2="18.177cm">
                  <text:p/>
                </draw:line>
                <draw:line draw:style-name="gr157" draw:text-style-name="P31" draw:layer="layout" svg:x1="13.164cm" svg:y1="18.235cm" svg:x2="13.096cm" svg:y2="18.196cm">
                  <text:p/>
                </draw:line>
                <draw:line draw:style-name="gr158" draw:text-style-name="P31" draw:layer="layout" svg:x1="12.624cm" svg:y1="18.547cm" svg:x2="12.556cm" svg:y2="18.508cm">
                  <text:p/>
                </draw:line>
                <draw:line draw:style-name="gr159" draw:text-style-name="P31" draw:layer="layout" svg:x1="12.692cm" svg:y1="18.508cm" svg:x2="12.624cm" svg:y2="18.469cm">
                  <text:p/>
                </draw:line>
              </draw:g>
            </draw:g>
          </draw:g>
        </draw:g>
        <draw:path draw:style-name="gr160" draw:text-style-name="P3" draw:layer="layout" svg:width="0.393cm" svg:height="0.29cm" svg:x="11.531cm" svg:y="18.183cm" svg:viewBox="0 0 394 291" svg:d="M0 291c167 0 394-116 394-186s-60-105-182-105c0 105-212 291-212 291z">
          <text:p/>
        </draw:path>
        <draw:frame draw:style-name="gr161" draw:text-style-name="P18" draw:layer="layout" svg:width="4.1cm" svg:height="1.309cm" svg:x="21.678cm" svg:y="19.095cm">
          <draw:text-box>
            <text:p>Protected terminals</text:p>
          </draw:text-box>
        </draw:frame>
        <draw:frame draw:style-name="gr162" draw:text-style-name="P18" draw:layer="layout" svg:width="3.626cm" svg:height="0.78cm" svg:x="11.2cm" svg:y="19.02cm">
          <draw:text-box>
            <text:p>Regular terminals</text:p>
          </draw:text-box>
        </draw:frame>
        <draw:g>
          <draw:glue-point draw:id="4" svg:x="1.963cm" svg:y="1.206cm"/>
          <draw:glue-point draw:id="5" svg:x="-4.998cm" svg:y="-0.517cm"/>
          <draw:glue-point draw:id="6" svg:x="-1.02cm" svg:y="-4.137cm"/>
          <draw:glue-point draw:id="7" svg:x="-2.014cm" svg:y="3.965cm"/>
          <draw:glue-point draw:id="8" svg:x="-4.004cm" svg:y="-5cm"/>
          <draw:path draw:style-name="gr163" draw:text-style-name="P3" draw:layer="layout" svg:width="0.35cm" svg:height="0.325cm" svg:x="24.693cm" svg:y="18.535cm" svg:viewBox="0 0 351 326" svg:d="M23 326c222 0 328-93 328-186s-80-140-242-140c0 140-170-140-86 326z">
            <text:p/>
          </draw:path>
          <draw:g>
            <draw:polygon draw:style-name="gr164" draw:text-style-name="P6" draw:layer="layout" svg:width="0.968cm" svg:height="2.612cm" svg:x="23.744cm" svg:y="16.248cm" svg:viewBox="0 0 969 2613" draw:points="0,2054 0,0 969,560 969,2613">
              <text:p/>
            </draw:polygon>
            <draw:polygon draw:style-name="gr165" draw:text-style-name="P29" draw:layer="layout" svg:width="0.806cm" svg:height="2.333cm" svg:x="23.824cm" svg:y="16.388cm" svg:viewBox="0 0 807 2334" draw:points="0,1866 0,0 807,466 807,2334">
              <text:p/>
            </draw:polygon>
            <draw:polygon draw:style-name="gr166" draw:text-style-name="P5" draw:layer="layout" svg:width="1.057cm" svg:height="0.605cm" svg:x="23.744cm" svg:y="16.201cm" svg:viewBox="0 0 1058 606" draw:points="969,606 0,47 90,0 1058,560">
              <text:p/>
            </draw:polygon>
            <draw:polygon draw:style-name="gr167" draw:text-style-name="P28" draw:layer="layout" svg:width="0.089cm" svg:height="2.099cm" svg:x="24.713cm" svg:y="16.761cm" svg:viewBox="0 0 90 2100" draw:points="0,2100 0,47 90,0 90,2054">
              <text:p/>
            </draw:polygon>
            <draw:polygon draw:style-name="gr168" draw:text-style-name="P7" draw:layer="layout" svg:width="1.057cm" svg:height="2.659cm" svg:x="23.744cm" svg:y="16.201cm" svg:viewBox="0 0 1058 2660" draw:points="90,0 1058,560 1058,2613 969,2660 0,2100 0,47">
              <text:p/>
            </draw:polygon>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69" draw:text-style-name="P3" draw:layer="layout" svg:width="0.478cm" svg:height="0.466cm" svg:x="23.23cm" svg:y="18.034cm" svg:viewBox="0 0 479 467" svg:d="M30 467c246 0 522-52 432-259-89-208-123-208-369-208 0 156-157-52-63 467z">
            <text:p/>
          </draw:path>
          <draw:g>
            <draw:polygon draw:style-name="gr170" draw:text-style-name="P6" draw:layer="layout" svg:width="0.628cm" svg:height="1.557cm" svg:x="22.604cm" svg:y="16.943cm" svg:viewBox="0 0 629 1558" draw:points="0,1195 0,0 629,364 629,1558">
              <text:p/>
            </draw:polygon>
            <draw:polygon draw:style-name="gr171" draw:text-style-name="P29" draw:layer="layout" svg:width="0.448cm" svg:height="1.09cm" svg:x="22.694cm" svg:y="17.099cm" svg:viewBox="0 0 449 1091" draw:points="0,831 0,0 449,260 449,1091">
              <text:p/>
            </draw:polygon>
            <draw:polygon draw:style-name="gr172" draw:text-style-name="P5" draw:layer="layout" svg:width="0.718cm" svg:height="0.414cm" svg:x="22.604cm" svg:y="16.891cm" svg:viewBox="0 0 719 415" draw:points="629,415 0,52 90,0 719,364">
              <text:p/>
            </draw:polygon>
            <draw:polygon draw:style-name="gr173" draw:text-style-name="P28" draw:layer="layout" svg:width="0.089cm" svg:height="1.245cm" svg:x="23.233cm" svg:y="17.255cm" svg:viewBox="0 0 90 1246" draw:points="0,1246 0,52 90,0 90,1195">
              <text:p/>
            </draw:polygon>
            <draw:polygon draw:style-name="gr174" draw:text-style-name="P7" draw:layer="layout" svg:width="0.718cm" svg:height="1.609cm" svg:x="22.604cm" svg:y="16.891cm" svg:viewBox="0 0 719 1610" draw:points="90,0 719,364 719,1558 629,1610 0,1246 0,52">
              <text:p/>
            </draw:polygon>
            <draw:line draw:style-name="gr175" draw:text-style-name="P11" draw:layer="layout" svg:x1="22.784cm" svg:y1="18.086cm" svg:x2="23.054cm" svg:y2="18.242cm">
              <text:p/>
            </draw:line>
          </draw:g>
        </draw:g>
        <draw:line draw:style-name="gr176" draw:text-style-name="P32" draw:layer="layout" svg:x1="9.7cm" svg:y1="13.5cm" svg:x2="26.8cm" svg:y2="13.5cm">
          <text:p/>
        </draw:line>
        <draw:line draw:style-name="gr176" draw:text-style-name="P32" draw:layer="layout" svg:x1="12.65cm" svg:y1="13.499cm" svg:x2="12.65cm" svg:y2="15.801cm">
          <text:p/>
        </draw:line>
        <draw:line draw:style-name="gr176" draw:text-style-name="P32" draw:layer="layout" svg:x1="23.7cm" svg:y1="13.5cm" svg:x2="23.7cm" svg:y2="15.802cm">
          <text:p/>
        </draw:line>
        <draw:line draw:style-name="gr176" draw:text-style-name="P32" draw:layer="layout" svg:x1="13.2cm" svg:y1="11.2cm" svg:x2="13.2cm" svg:y2="13.502cm">
          <text:p/>
        </draw:line>
        <draw:line draw:style-name="gr176" draw:text-style-name="P32" draw:layer="layout" svg:x1="24.2cm" svg:y1="11.198cm" svg:x2="24.2cm" svg:y2="13.5cm">
          <text:p/>
        </draw:line>
        <draw:frame draw:style-name="gr177" draw:text-style-name="P33" draw:layer="layout" svg:width="5.239cm" svg:height="0.78cm" svg:x="24.1cm" svg:y="13.6cm">
          <draw:text-box>
            <text:p><text:span text:style-name="T1">home LAN (192.168.1.0/24)</text:span></text:p>
          </draw:text-box>
        </draw:frame>
        <draw:custom-shape draw:style-name="gr178" draw:text-style-name="P2" draw:layer="layout" svg:width="7.4cm" svg:height="4.7cm" svg:x="9.2cm" svg:y="1.5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7" draw:text-style-name="P33" draw:layer="layout" svg:width="2.239cm" svg:height="0.78cm" svg:x="13.261cm" svg:y="11.32cm">
          <draw:text-box>
            <text:p><text:span text:style-name="T1">192.168.1.1</text:span></text:p>
          </draw:text-box>
        </draw:frame>
        <draw:frame draw:style-name="gr179" draw:text-style-name="P33" draw:layer="layout" svg:width="2.738cm" svg:height="1.141cm" svg:x="24.462cm" svg:y="11.32cm">
          <draw:text-box>
            <text:p><text:span text:style-name="T1">192.168.1.68</text:span></text:p>
          </draw:text-box>
        </draw:frame>
        <draw:frame draw:style-name="gr180" draw:text-style-name="P33" draw:layer="layout" svg:width="2.639cm" svg:height="1.1cm" svg:x="13cm" svg:y="15.5cm">
          <draw:text-box>
            <text:p><text:span text:style-name="T1">192.168.1.41</text:span></text:p>
          </draw:text-box>
        </draw:frame>
        <draw:frame draw:style-name="gr180" draw:text-style-name="P33" draw:layer="layout" svg:width="2.639cm" svg:height="1.1cm" svg:x="20.661cm" svg:y="16.3cm">
          <draw:text-box>
            <text:p><text:span text:style-name="T1">192.168.1.131</text:span></text:p>
          </draw:text-box>
        </draw:frame>
        <draw:frame draw:style-name="gr180" draw:text-style-name="P33" draw:layer="layout" svg:width="2.639cm" svg:height="1.1cm" svg:x="24.5cm" svg:y="16cm">
          <draw:text-box>
            <text:p><text:span text:style-name="T1">192.168.1.132</text:span></text:p>
          </draw:text-box>
        </draw:frame>
        <draw:path draw:style-name="gr181" draw:text-style-name="P32" draw:layer="layout" svg:width="11.84cm" svg:height="2.356cm" draw:transform="skewX (-0.0691150383789754) rotate (1.47986467276599) translate (11.8917858304273cm 16.191812797695cm)" svg:viewBox="0 0 11841 2357" svg:d="M0 374c822 74 1772-369 2606-236 174 33 112 492 313 571 375 89 1101-167 2019 448 917 616 1025 798 1428 1035 447 264 1110 232 1601-244 890-623 654-1405 1070-1594 1248-568 2301-105 2804-354">
          <text:p/>
        </draw:path>
        <draw:path draw:style-name="gr182" draw:text-style-name="P32" draw:layer="layout" svg:width="11.041cm" svg:height="6.165cm" draw:transform="rotate (2.43403617483129) translate (20.6776253663846cm 19.3999083563676cm)" svg:viewBox="0 0 11042 6166" svg:d="M0 4342l1582 1542c943 641 770 131 2344-952 2174-1310 4916-4673 5417-4897 613-345 985 1921 886 3190 10 781 849 1356 812 1411">
          <text:p/>
        </draw:path>
        <draw:frame draw:style-name="gr183" draw:text-style-name="P32" draw:layer="layout" svg:width="0.8cm" svg:height="0.8cm" svg:x="14.9cm" svg:y="8.2cm">
          <draw:image xlink:href="Pictures/100013FD00000B0F00000B0FF656DF9CD8BF941E.svg" xlink:type="simple" xlink:show="embed" xlink:actuate="onLoad">
            <text:p/>
          </draw:image>
          <draw:image xlink:href="Pictures/100002010000006B0000006BB89CFB3D7A67A566.png" xlink:type="simple" xlink:show="embed" xlink:actuate="onLoad"/>
        </draw:frame>
        <draw:frame draw:style-name="gr183" draw:text-style-name="P32" draw:layer="layout" svg:width="0.8cm" svg:height="0.8cm" svg:x="14.3cm" svg:y="8.2cm">
          <draw:image xlink:href="Pictures/100003C300000B0F00000B0FCC51AE0330201439.svg" xlink:type="simple" xlink:show="embed" xlink:actuate="onLoad">
            <text:p/>
          </draw:image>
          <draw:image xlink:href="Pictures/100002010000006B0000006B307B39D01A942E28.png" xlink:type="simple" xlink:show="embed" xlink:actuate="onLoad"/>
        </draw:frame>
        <draw:path draw:style-name="gr184" draw:text-style-name="P32" draw:layer="layout" svg:width="9.236cm" svg:height="13.488cm" draw:transform="skewX (-2.98981568799347E-017) rotate (1.37339958839434) translate (11.657453741915cm 13.9576757807763cm)" svg:viewBox="0 0 9237 13489" svg:d="M0 12453c2736 1 4684 562 6086 854 467 98 1760 94 1863 138 647 176-249-225-981-314s-2575-128-3948-874c-1373-745-3236-10060-2672-10812 564-751 3483 324 3961 432 479 108 882 548 1300 378 613-249 980-1725 980-1725l2648-530">
          <text:p/>
        </draw:path>
        <draw:frame draw:style-name="gr183" draw:text-style-name="P32" draw:layer="layout" svg:width="0.8cm" svg:height="0.8cm" svg:x="25.9cm" svg:y="8.2cm">
          <draw:image xlink:href="Pictures/1000162A00000B0F00000B0F8E96962AA872753E.svg" xlink:type="simple" xlink:show="embed" xlink:actuate="onLoad">
            <text:p/>
          </draw:image>
          <draw:image xlink:href="Pictures/100002010000006B0000006BD16AC66B43BABADE.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dcdcdc" draw:marker-start-width="0.2cm" draw:marker-start-center="false" draw:marker-end-width="0.2cm" draw:marker-end-center="false" draw:fill="solid" draw:fill-color="#f5f5f5" draw:textarea-horizontal-align="justify" draw:auto-grow-width="true" fo:padding-top="0.125cm" fo:padding-bottom="0.125cm" fo:padding-left="0.25cm" fo:padding-right="0.25cm" fo:wrap-option="wrap" draw:shadow="visible" draw:shadow-offset-x="0.05cm" draw:shadow-offset-y="0.05cm" draw:shadow-color="#808080"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Source Sans Pro" fo:font-family="'Source Sans Pro'" style:font-style-name="Regular" style:font-family-generic="swiss" style:font-pitch="variable" fo:font-size="1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Symmetric_20_Arrow" draw:marker-start-width="0.7cm" draw:marker-start-center="true" draw:marker-end-width="0.3cm" draw:fill="solid" draw:fill-color="#f5f5f5"/>
    </style:style>
    <style:style style:name="objectwithshadow" style:family="graphic" style:parent-style-name="standard">
      <style:graphic-properties draw:stroke-dash="Dashed_20__28_var_29__20_4" draw:fill="solid" draw:fill-color="#f5f5f5" draw:shadow="visible" draw:shadow-offset-x="0.1cm" draw:shadow-offset-y="0.1cm" draw:shadow-color="#808080" draw:shadow-opacity="6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8T08:31:09.327227170</meta:creation-date>
    <dc:title>DefaultDraw</dc:title>
    <meta:editing-duration>PT35M50S</meta:editing-duration>
    <meta:editing-cycles>10</meta:editing-cycles>
    <meta:generator>LibreOffice/6.0.1.1$Linux_X86_64 LibreOffice_project/60bfb1526849283ce2491346ed2aa51c465abfe6</meta:generator>
    <dc:date>2019-01-08T09:49:05.535733928</dc:date>
    <meta:document-statistic meta:object-count="219"/>
    <meta:template xlink:type="simple" xlink:actuate="onRequest" xlink:title="DefaultDraw" xlink:href="../../../Templates/DefaultDraw.otg" meta:date="2019-01-08T08:31:09.113757018"/>
  </office:meta>
</office:document-meta>
</file>